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="solid" draw:fill-color="#adc5e7" draw:textarea-horizontal-align="justify" draw:textarea-vertical-align="middle" draw:auto-grow-height="false" fo:min-height="0.85cm" fo:min-width="2.2cm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51cm"/>
    </style:style>
    <style:style style:name="gr6" style:family="graphic" style:parent-style-name="standard">
      <style:graphic-properties svg:stroke-color="#000000" draw:fill-color="#bd7cb5" draw:textarea-horizontal-align="justify" draw:textarea-vertical-align="middle" draw:auto-grow-height="false" fo:min-height="0.45cm" fo:min-width="0.1cm"/>
    </style:style>
    <style:style style:name="gr7" style:family="graphic" style:parent-style-name="standard">
      <style:graphic-properties svg:stroke-color="#000000" draw:fill-color="#00a65d" draw:textarea-horizontal-align="justify" draw:textarea-vertical-align="middle" draw:auto-grow-height="false" fo:min-height="0.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9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0.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1cm"/>
    </style:style>
    <style:style style:name="gr13" style:family="graphic" style:parent-style-name="standard">
      <style:graphic-properties svg:stroke-color="#000000" draw:fill-color="#fff200" draw:textarea-horizontal-align="justify" draw:textarea-vertical-align="middle" draw:auto-grow-height="false" fo:min-height="0.85cm" fo:min-width="0cm"/>
    </style:style>
    <style:style style:name="gr14" style:family="graphic" style:parent-style-name="standard">
      <style:graphic-properties svg:stroke-width="0cm" svg:stroke-color="#000000" draw:marker-start="Arrow" draw:marker-start-width="0.1cm" draw:marker-end="Arrow" draw:marker-end-width="0.1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14cm"/>
    </style:style>
    <style:style style:name="gr16" style:family="graphic" style:parent-style-name="standard">
      <style:graphic-properties svg:stroke-color="#1b1b1b" draw:fill-color="#e36c33" draw:textarea-horizontal-align="justify" draw:textarea-vertical-align="middle" draw:auto-grow-height="false" fo:min-height="0.45cm" fo:min-width="0.9cm"/>
    </style:style>
    <style:style style:name="gr17" style:family="graphic" style:parent-style-name="standard">
      <style:graphic-properties svg:stroke-color="#1b1b1b" draw:fill-color="#adc5e7" draw:textarea-horizontal-align="justify" draw:textarea-vertical-align="middle" draw:auto-grow-height="false" fo:min-height="0.55cm" fo:min-width="1.7cm"/>
    </style:style>
    <style:style style:name="gr18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color="#000000" draw:fill-color="#adc5e7" draw:textarea-horizontal-align="justify" draw:textarea-vertical-align="middle" draw:auto-grow-height="false" fo:min-height="0.25cm" fo:min-width="0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adc5e7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bd7cb5"/>
      <style:paragraph-properties fo:text-align="center"/>
    </style:style>
    <style:style style:name="P6" style:family="paragraph">
      <loext:graphic-properties draw:fill-color="#00a65d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e36c33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adc5e7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3" style:family="text">
      <style:text-properties style:text-position="-33% 58%" style:font-name="Liberation Sans1" fo:font-size="12pt" style:font-name-asian="Liberation Sans1" style:font-size-asian="12pt" style:font-name-complex="Liberation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line draw:style-name="gr1" draw:text-style-name="P1" draw:layer="layout" svg:x1="11cm" svg:y1="4.7cm" svg:x2="11.8cm" svg:y2="7.7cm">
          <text:p/>
        </draw:line>
        <draw:custom-shape draw:style-name="gr2" draw:text-style-name="P3" draw:layer="layout" svg:width="2.7cm" svg:height="1.1cm" svg:x="2.1cm" svg:y="2.7cm">
          <text:p text:style-name="P2"><text:span text:style-name="T1">785 nm laser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8cm" svg:y1="3.25cm" svg:x2="17.1cm" svg:y2="3.25cm">
          <text:p/>
        </draw:line>
        <draw:line draw:style-name="gr3" draw:text-style-name="P1" draw:layer="layout" svg:x1="5.9cm" svg:y1="2.7cm" svg:x2="5.9cm" svg:y2="3.8cm">
          <text:p/>
        </draw:line>
        <draw:line draw:style-name="gr4" draw:text-style-name="P1" draw:layer="layout" svg:x1="6cm" svg:y1="2.7cm" svg:x2="6cm" svg:y2="3.8cm">
          <text:p/>
        </draw:line>
        <draw:frame draw:style-name="gr5" draw:text-style-name="P4" draw:layer="layout" svg:width="0.951cm" svg:height="0.725cm" svg:x="5.4cm" svg:y="2cm">
          <draw:text-box>
            <text:p><text:span text:style-name="T1">ch</text:span></text:p>
          </draw:text-box>
        </draw:frame>
        <draw:custom-shape draw:style-name="gr6" draw:text-style-name="P5" draw:layer="layout" svg:width="0.6cm" svg:height="0.7cm" svg:x="6.8cm" svg:y="2.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4cm" svg:y1="2.9cm" svg:x2="6.8cm" svg:y2="3.6cm">
          <text:p/>
        </draw:line>
        <draw:custom-shape draw:style-name="gr7" draw:text-style-name="P6" draw:layer="layout" svg:width="0.3cm" svg:height="0.7cm" svg:x="8.1cm" svg:y="2.9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786cm" svg:height="0.725cm" svg:x="6.701cm" svg:y="2.101cm">
          <draw:text-box>
            <text:p><text:span text:style-name="T1">P</text:span></text:p>
          </draw:text-box>
        </draw:frame>
        <draw:frame draw:style-name="gr8" draw:text-style-name="P4" draw:layer="layout" svg:width="0.786cm" svg:height="0.725cm" svg:x="9.001cm" svg:y="2.102cm">
          <draw:text-box>
            <text:p><text:span text:style-name="T1">P</text:span></text:p>
          </draw:text-box>
        </draw:frame>
        <draw:frame draw:style-name="gr9" draw:text-style-name="P4" draw:layer="layout" svg:width="1.069cm" svg:height="0.725cm" svg:x="7.701cm" svg:y="2.103cm">
          <draw:text-box>
            <text:p><text:span text:style-name="T2">λ/2</text:span></text:p>
          </draw:text-box>
        </draw:frame>
        <draw:custom-shape draw:style-name="gr7" draw:text-style-name="P6" draw:layer="layout" svg:width="0.3cm" svg:height="0.7cm" svg:x="12.7cm" svg:y="2.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069cm" svg:height="0.725cm" svg:x="12.302cm" svg:y="2.104cm">
          <draw:text-box>
            <text:p><text:span text:style-name="T2">λ/2</text:span></text:p>
          </draw:text-box>
        </draw:frame>
        <draw:custom-shape draw:style-name="gr10" draw:text-style-name="P7" draw:layer="layout" svg:width="1.3cm" svg:height="0.7cm" svg:x="16.6cm" svg:y="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3cm" svg:height="0.7cm" svg:x="16.6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92cm" svg:height="0.725cm" svg:x="16.303cm" svg:y="4.805cm">
          <draw:text-box>
            <text:p><text:span text:style-name="T2">magnet</text:span></text:p>
          </draw:text-box>
        </draw:frame>
        <draw:frame draw:style-name="gr12" draw:text-style-name="P4" draw:layer="layout" svg:width="1.751cm" svg:height="0.725cm" svg:x="17.403cm" svg:y="2.906cm">
          <draw:text-box>
            <text:p><text:span text:style-name="T2">vzorek</text:span></text:p>
          </draw:text-box>
        </draw:frame>
        <draw:line draw:style-name="gr1" draw:text-style-name="P1" draw:layer="layout" svg:x1="17.3cm" svg:y1="3.2cm" svg:x2="8.1cm" svg:y2="5.4cm">
          <text:p/>
        </draw:line>
        <draw:custom-shape draw:style-name="gr13" draw:text-style-name="P8" draw:layer="layout" svg:width="0.3cm" svg:height="1.1cm" draw:transform="rotate (0.122173047639603) translate (17.032cm 2.723cm)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5.2cm" svg:y1="2.9cm" svg:x2="15.2cm" svg:y2="3.6cm">
          <text:p/>
        </draw:line>
        <draw:frame draw:style-name="gr15" draw:text-style-name="P4" draw:layer="layout" svg:width="0.849cm" svg:height="0.826cm" svg:x="14.85cm" svg:y="2.205cm">
          <draw:text-box>
            <text:p><text:span text:style-name="T2">č</text:span><text:span text:style-name="T3">1</text:span></text:p>
          </draw:text-box>
        </draw:frame>
        <draw:line draw:style-name="gr14" draw:text-style-name="P2" draw:layer="layout" svg:x1="14.915cm" svg:y1="3.41cm" svg:x2="15.084cm" svg:y2="4.089cm">
          <text:p/>
        </draw:line>
        <draw:frame draw:style-name="gr15" draw:text-style-name="P4" draw:layer="layout" svg:width="0.849cm" svg:height="0.826cm" svg:x="14.85cm" svg:y="3.906cm">
          <draw:text-box>
            <text:p><text:span text:style-name="T2">č</text:span><text:span text:style-name="T3">1</text:span></text:p>
          </draw:text-box>
        </draw:frame>
        <draw:frame draw:style-name="gr9" draw:text-style-name="P4" draw:layer="layout" svg:width="1.069cm" svg:height="0.725cm" svg:x="12.203cm" svg:y="4.705cm">
          <draw:text-box>
            <text:p><text:span text:style-name="T2">λ/2</text:span></text:p>
          </draw:text-box>
        </draw:frame>
        <draw:frame draw:style-name="gr8" draw:text-style-name="P4" draw:layer="layout" svg:width="0.786cm" svg:height="0.725cm" svg:x="10.501cm" svg:y="3.7cm">
          <draw:text-box>
            <text:p><text:span text:style-name="T1">P</text:span></text:p>
          </draw:text-box>
        </draw:frame>
        <draw:line draw:style-name="gr14" draw:text-style-name="P2" draw:layer="layout" svg:x1="9.515cm" svg:y1="4.71cm" svg:x2="9.684cm" svg:y2="5.389cm">
          <text:p/>
        </draw:line>
        <draw:frame draw:style-name="gr15" draw:text-style-name="P4" draw:layer="layout" svg:width="0.849cm" svg:height="0.826cm" svg:x="9.15cm" svg:y="4.006cm">
          <draw:text-box>
            <text:p><text:span text:style-name="T2">č</text:span><text:span text:style-name="T3">2</text:span></text:p>
          </draw:text-box>
        </draw:frame>
        <draw:line draw:style-name="gr14" draw:text-style-name="P2" draw:layer="layout" svg:x1="11.06cm" svg:y1="6.234cm" svg:x2="11.739cm" svg:y2="6.065cm">
          <text:p/>
        </draw:line>
        <draw:frame draw:style-name="gr15" draw:text-style-name="P4" draw:layer="layout" svg:width="0.849cm" svg:height="0.826cm" svg:x="11.65cm" svg:y="5.607cm">
          <draw:text-box>
            <text:p><text:span text:style-name="T2">č</text:span><text:span text:style-name="T3">2</text:span></text:p>
          </draw:text-box>
        </draw:frame>
        <draw:custom-shape draw:style-name="gr16" draw:text-style-name="P9" draw:layer="layout" svg:width="1.4cm" svg:height="0.7cm" draw:transform="rotate (0.244346095279206) translate (7.236cm 5.279cm)">
          <text:p text:style-name="P2"><text:span text:style-name="T1">det A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4cm" svg:height="0.7cm" draw:transform="rotate (-1.30899693899575) translate (11.955cm 6.882cm)">
          <text:p text:style-name="P2"><text:span text:style-name="T1">det B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2cm" svg:height="0.8cm" svg:x="2.8cm" svg:y="6.7cm">
          <text:p text:style-name="P2"><text:span text:style-name="T1">Lock-in 1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.2cm" svg:height="0.8cm" svg:x="2.8cm" svg:y="8cm">
          <text:p text:style-name="P2"><text:span text:style-name="T1">Lock-in 2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2.8cm" svg:y1="7.1cm" svg:x2="2.3cm" svg:y2="7.1cm">
          <text:p/>
        </draw:line>
        <draw:line draw:style-name="gr18" draw:text-style-name="P1" draw:layer="layout" svg:x1="2.8cm" svg:y1="8.4cm" svg:x2="2.3cm" svg:y2="8.4cm">
          <text:p/>
        </draw:line>
        <draw:line draw:style-name="gr18" draw:text-style-name="P1" draw:layer="layout" svg:x1="2.3cm" svg:y1="8.4cm" svg:x2="2.3cm" svg:y2="4.8cm">
          <text:p/>
        </draw:line>
        <draw:line draw:style-name="gr18" draw:text-style-name="P1" draw:layer="layout" svg:x1="2.3cm" svg:y1="4.8cm" svg:x2="5.9cm" svg:y2="4.8cm">
          <text:p/>
        </draw:line>
        <draw:line draw:style-name="gr18" draw:text-style-name="P1" draw:layer="layout" svg:x1="5.9cm" svg:y1="4.8cm" svg:x2="5.9cm" svg:y2="3.7cm">
          <text:p/>
        </draw:line>
        <draw:custom-shape draw:style-name="gr19" draw:text-style-name="P10" draw:layer="layout" svg:width="1.1cm" svg:height="0.5cm" svg:x="6cm" svg:y="6.85cm">
          <text:p text:style-name="P2"><text:span text:style-name="T1">A-B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cm" svg:height="0.5cm" svg:x="6cm" svg:y="8.15cm">
          <text:p text:style-name="P2"><text:span text:style-name="T1">A+B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5cm" svg:y1="7.1cm" svg:x2="6cm" svg:y2="7.1cm">
          <text:p/>
        </draw:line>
        <draw:line draw:style-name="gr18" draw:text-style-name="P1" draw:layer="layout" svg:x1="5cm" svg:y1="8.4cm" svg:x2="6cm" svg:y2="8.4cm">
          <text:p/>
        </draw:line>
        <draw:line draw:style-name="gr18" draw:text-style-name="P1" draw:layer="layout" svg:x1="7.1cm" svg:y1="7.1cm" svg:x2="7.6cm" svg:y2="7.1cm">
          <text:p/>
        </draw:line>
        <draw:line draw:style-name="gr18" draw:text-style-name="P1" draw:layer="layout" svg:x1="7.1cm" svg:y1="8.4cm" svg:x2="7.6cm" svg:y2="8.4cm">
          <text:p/>
        </draw:line>
        <draw:line draw:style-name="gr18" draw:text-style-name="P1" draw:layer="layout" svg:x1="7.6cm" svg:y1="8.4cm" svg:x2="7.6cm" svg:y2="5.9cm">
          <text:p/>
        </draw:line>
        <draw:line draw:style-name="gr18" draw:text-style-name="P1" draw:layer="layout" svg:x1="11.6cm" svg:y1="8.2cm" svg:x2="7.6cm" svg:y2="8.2cm">
          <text:p/>
        </draw:line>
        <draw:custom-shape draw:style-name="gr6" draw:text-style-name="P5" draw:layer="layout" svg:width="0.6cm" svg:height="0.7cm" svg:x="9.1cm" svg:y="2.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7cm" svg:y1="2.9cm" svg:x2="9.1cm" svg:y2="3.6cm">
          <text:p/>
        </draw:line>
        <draw:custom-shape draw:style-name="gr7" draw:text-style-name="P6" draw:layer="layout" svg:width="0.3cm" svg:height="0.7cm" draw:transform="rotate (0.244346095279206) translate (12.22cm 4.04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6cm" svg:height="0.7cm" draw:transform="rotate (0.244346095279206) translate (10.624cm 4.445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2cm" svg:y1="4.3cm" svg:x2="10.8cm" svg:y2="5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23:06:51.708000000</meta:creation-date>
    <dc:date>2018-05-16T09:27:27.296000000</dc:date>
    <meta:editing-duration>PT57M</meta:editing-duration>
    <meta:editing-cycles>11</meta:editing-cycles>
    <meta:generator>LibreOffice/6.0.4.2$Windows_X86_64 LibreOffice_project/9b0d9b32d5dcda91d2f1a96dc04c645c450872bf</meta:generator>
    <meta:document-statistic meta:object-count="52"/>
  </office:meta>
</office:document-meta>
</file>